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T2" style:parent-style-name="Bekezdésalapbetűtípusa" style:family="text">
      <style:text-properties fo:font-style="italic" style:font-style-asian="italic" style:font-style-complex="italic"/>
    </style:style>
    <style:style style:name="T3" style:parent-style-name="Bekezdésalapbetűtípusa" style:family="text">
      <style:text-properties fo:font-style="italic" style:font-style-asian="italic" style:font-style-complex="italic"/>
    </style:style>
    <style:style style:name="T4" style:parent-style-name="Bekezdésalapbetűtípusa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Kolodko Mihály napjaink egyik legismertebb kortárs köztéri szobrásza, akinek alkotásai elsősorban méretükkel és finom iróniájukkal hívják fel magukra a figyelmet. Az Ungváron született művész miniatűr szobrai Budapest és számos európai város utcáin bukkannak fel váratlanul, és gyakran reagálnak aktuális társadalmi, történelmi vagy politikai eseményekre. Kolodko művészete nem harsány: apró mérete ellenére mégis erőteljes gondolatokat közvetít, és megállásra, elgondolkodásra készteti a járókelőt.</text:p>
      <text:p text:style-name="Normál">A<text:s/><text:span text:style-name="T2">Szomorú tank</text:span><text:s/>című alkotás Kolodko egyik legsúlyosabb mondanivalójú műve. A szobor egy tankot ábrázol, amelynek csöve ernyedten lefelé hajlik, mintha elvesztette volna erejét vagy értelmét. Ez a gesztus azonnal megtöri a harci járműhöz kapcsolódó megszokott jelentéseket: a hatalom, az agresszió és az erő helyett a vereség, a kiüresedés és a szomorúság válik hangsúlyossá. A tank nem fenyeget, hanem sajnálatot kelt.</text:p>
      <text:p text:style-name="Normál">A mű erőteljesen reflektál a háború értelmetlenségére. Kolodko nem egy konkrét hadsereget vagy nemzetet támad, hanem magát a fegyveres erőszakot kérdőjelezi meg. A<text:s/><text:span text:style-name="T3">Szomorú tank</text:span><text:s/>így univerzális szimbólummá válik: minden háború veszteségeit testesíti meg, legyen szó katonákról, civilekről vagy egy egész társadalom lelki sérüléseiről. A lefelé lógó ágyúcső olyan, mintha maga a fegyver is szégyellné saját létezését.</text:p>
      <text:p text:style-name="Normál">A miniszobor mérete szintén fontos jelentéshordozó. A tank, amely a valóságban óriási és félelmetes, Kolodko kezei között kicsivé és esendővé válik. Ez az arányeltolás ironikus, ugyanakkor mélyen humanista üzenetet hordoz: az emberi élethez képest még a legnagyobb hadigépek is jelentéktelenek. A művész ezzel a megoldással csendesen, de határozottan állást foglal a béke mellett.</text:p>
      <text:p text:style-name="Normál">Kolodko Mihály<text:s/><text:span text:style-name="T4">Szomorú tankja</text:span><text:s/>nemcsak egy köztéri dísz vagy politikai kommentár, hanem morális állásfoglalás is. Arra emlékeztet bennünket, hogy a háború soha nem dicsőséges, és hogy az erőszak végső soron mindig önmaga karikatúrájává válik. A szobor csendben áll az utcán, mégis hangos kérdést tesz fel: vajon tanulunk-e valaha a történelem hibáiból?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2F5496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F5496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2F5496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2F5496"/>
    </style:style>
    <style:style style:name="Kiemeltidézet" style:display-name="Kiemelt idézet" style:family="paragraph" style:parent-style-name="Normál" style:next-style-name="Normá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2F5496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nko Levente</meta:initial-creator>
    <dc:creator>Benko Levente</dc:creator>
    <meta:creation-date>2025-12-16T19:56:00Z</meta:creation-date>
    <dc:date>2025-12-16T19:57:00Z</dc:date>
    <meta:template xlink:href="Normal" xlink:type="simple"/>
    <meta:editing-cycles>1</meta:editing-cycles>
    <meta:editing-duration>PT60S</meta:editing-duration>
    <meta:document-statistic meta:page-count="1" meta:paragraph-count="4" meta:word-count="308" meta:character-count="2065" meta:row-count="14" meta:non-whitespace-character-count="1761"/>
  </office:meta>
</office:document-meta>
</file>